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text:s/>Mr Loye Agathe</text:p>
      <text:p text:style-name="Normal">Création de la base de données<text:s/></text:p>
      <text:p text:style-name="Normal">Réunion EQUINOX pour modification et création d’un nouvel onglets sur le site de la CCLO</text:p>
      <text:p text:style-name="Normal"/>
      <text:p text:style-name="Normal">13/04/2018</text:p>
      <text:p text:style-name="Normal">Présentation de la solution par l’entreprise Up<text:s/></text:p>
      <text:p text:style-name="Normal">Logiciel web assez lourd de visu mais très complet en<text:s/>termes de fonctionnalité, la solution proposer rempli le cahier des charges préalablement établie La solution étant toute fois plus adapter a des communautés ayant bcp plus de personne pour le portage de repas la solution sera donc simplifiée<text:s/></text:p>
      <text:p text:style-name="Normal">Apporte même<text:s/>des fonctionnalités supplémentaires comme des statistiques d’utilisation<text:s/></text:p>
      <text:p text:style-name="Normal">Suivie d’une présentation de ma solution pour comparaitre et apporter des points critiques sur les deux solutions<text:s/></text:p>
      <text:p text:style-name="Normal"/>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 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 de mon ordinateur a partir de l’ordinateur de l’entreprise <text:s/></text:p>
      <text:p text:style-name="Normal"/>
      <text:p text:style-name="Normal">19-20/04/2018</text:p>
      <text:p text:style-name="Normal">Création page Ajout Bénéficiaire <text:s/>Et page recherche bénéficiaire<text:s/></text:p>
      <text:p text:style-name="Normal">Création page Menu Classique page Sans sel page sans sucre<text:s/></text:p>
      <text:p text:style-name="Normal"/>
      <text:p text:style-name="Normal">23-24/04/2018</text:p>
      <text:p text:style-name="Normal">Création des requêtes <text:s/>pour insertion menu classique et bénéficiaire</text:p>
      <text:p text:style-name="Normal">Plus modification de la table Menu =&gt;<text:s/>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p text:style-name="Normal">26-27/04/2018</text:p>
      <text:p text:style-name="Normal">Gros problème entre la requête et la bdd<text:s/></text:p>
      <text:p text:style-name="Normal">Pas d’erreur au niveau de la requête mais rien ne s’enregistrais dans la bdd<text:s/></text:p>
      <text:p text:style-name="Normal">J’ai refait la page de A a Z et cela fonctionne</text:p>
      <text:p text:style-name="Normal"/>
      <text:p text:style-name="Normal">30/04/2018</text:p>
      <text:p text:style-name="Normal">Finition de la page saisie Bénéficiaire et recherche</text:p>
      <text:p text:style-name="Normal">2-3/05/2018</text:p>
      <text:p text:style-name="Normal">Fonction Modifier Supprimer <text:s/>+ <text:s/>fonction Ajout Menu Classique<text:s/></text:p>
      <text:p text:style-name="Normal">4/05/2018</text:p>
      <text:p text:style-name="Normal">Présentation de l’état d’avancement de mon projet<text:s/></text:p>
      <text:p text:style-name="Normal">Prise en compte des modifications à effectuer<text:s/></text:p>
      <text:p text:style-name="Normal"/>
      <text:p text:style-name="Normal">07/05/2018<text:s/></text:p>
      <text:p text:style-name="Normal">Modification suite à la présentation <text:s/>du 04/04<text:s/></text:p>
      <text:p text:style-name="Normal">09/05/2018</text:p>
      <text:p text:style-name="Normal">Modification des pages InsertMenuSSel et InsertMenuSSucre</text:p>
      <text:p text:style-name="Normal">14-15/05/2018<text:s/><text:bookmark-start text:name="_GoBack"/><text:bookmark-end text:name="_GoBack"/></text:p>
      <text:p text:style-name="Normal">Création de la fonction Cree menu<text:s/></text:p>
      <text:p text:style-name="Normal">Problème rencontré je n’arrive pas à récupérer l’id du menu sélectionner à partir de ma base de donné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agiaire4</meta:initial-creator>
    <dc:creator>thomas samul</dc:creator>
    <meta:creation-date>2018-04-04T08:50:00Z</meta:creation-date>
    <dc:date>2018-05-15T21:02:00Z</dc:date>
    <meta:template xlink:href="Normal" xlink:type="simple"/>
    <meta:editing-cycles>29</meta:editing-cycles>
    <meta:editing-duration>PT209100S</meta:editing-duration>
    <meta:document-statistic meta:page-count="1" meta:paragraph-count="10" meta:word-count="845" meta:character-count="5485" meta:row-count="38" meta:non-whitespace-character-count="4650"/>
  </office:meta>
</office:document-meta>
</file>